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0.55mm"/>
    </style:style>
    <style:style style:name="co3" style:family="table-column">
      <style:table-column-properties fo:break-before="auto" style:column-width="16.3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umCases</text:p>
          </table:table-cell>
          <table:table-cell office:value-type="string" calcext:value-type="string">
            <text:p>numAtts</text:p>
          </table:table-cell>
          <table:table-cell office:value-type="string" calcext:value-type="string">
            <text:p>numClasses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4177" calcext:value-type="float">
            <text:p>41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ute-inflammation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ute-nephritis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48842" calcext:value-type="float">
            <text:p>488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ealing</text:p>
          </table:table-cell>
          <table:table-cell office:value-type="float" office:value="898" calcext:value-type="float">
            <text:p>89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hythmia</text:p>
          </table:table-cell>
          <table:table-cell office:value-type="float" office:value="452" calcext:value-type="float">
            <text:p>452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diology-std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lance-scale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loon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521" calcext:value-type="float">
            <text:p>45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st-cancer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st-cancer-wisc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st-cancer-wisc-diag</text:p>
          </table:table-cell>
          <table:table-cell office:value-type="float" office:value="569" calcext:value-type="float">
            <text:p>5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st-cancer-wisc-prog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st-tissue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1728" calcext:value-type="float">
            <text:p>172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diotocography-10clases</text:p>
          </table:table-cell>
          <table:table-cell office:value-type="float" office:value="2126" calcext:value-type="float">
            <text:p>21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diotocography-3clases</text:p>
          </table:table-cell>
          <table:table-cell office:value-type="float" office:value="2126" calcext:value-type="float">
            <text:p>212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ss-krvk</text:p>
          </table:table-cell>
          <table:table-cell office:value-type="float" office:value="28056" calcext:value-type="float">
            <text:p>2805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ss-krvkp</text:p>
          </table:table-cell>
          <table:table-cell office:value-type="float" office:value="3196" calcext:value-type="float">
            <text:p>319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gressional-voting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n-bench-sonar-mines-rocks</text:p>
          </table:table-cell>
          <table:table-cell office:value-type="float" office:value="208" calcext:value-type="float">
            <text:p>2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n-bench-vowel-deterding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67557" calcext:value-type="float">
            <text:p>675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rac</text:p>
          </table:table-cell>
          <table:table-cell office:value-type="float" office:value="1473" calcext:value-type="float">
            <text:p>14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dit-approval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linder-bands</text:p>
          </table:table-cell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66" calcext:value-type="float">
            <text:p>36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chocardiogram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ergy-y1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ergy-y2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rtility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berman-survival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rt-cleveland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rt-hungarian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rt-switzerland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rt-va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ll-valley</text:p>
          </table:table-cell>
          <table:table-cell office:value-type="float" office:value="1212" calcext:value-type="float">
            <text:p>12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-colic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pd-indian-liver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ge-segmentation</text:p>
          </table:table-cell>
          <table:table-cell office:value-type="float" office:value="2310" calcext:value-type="float">
            <text:p>23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51" calcext:value-type="float">
            <text:p>35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-display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ns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ibras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w-res-spect</text:p>
          </table:table-cell>
          <table:table-cell office:value-type="float" office:value="531" calcext:value-type="float">
            <text:p>531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ng-cancer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ymphography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9020" calcext:value-type="float">
            <text:p>190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30064" calcext:value-type="float">
            <text:p>13006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-biol-promoter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ec-biol-splice</text:p>
          </table:table-cell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ks-1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s-2</text:p>
          </table:table-cell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ks-3</text:p>
          </table:table-cell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8124" calcext:value-type="float">
            <text:p>81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k-1</text:p>
          </table:table-cell>
          <table:table-cell office:value-type="float" office:value="476" calcext:value-type="float">
            <text:p>47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k-2</text:p>
          </table:table-cell>
          <table:table-cell office:value-type="float" office:value="6598" calcext:value-type="float">
            <text:p>659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rsery</text:p>
          </table:table-cell>
          <table:table-cell office:value-type="float" office:value="12960" calcext:value-type="float">
            <text:p>129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ocytes_merluccius_nucleus_4d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ocytes_merluccius_states_2f</text:p>
          </table:table-cell>
          <table:table-cell office:value-type="float" office:value="1022" calcext:value-type="float">
            <text:p>10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ocytes_trisopterus_nucleus_2f</text:p>
          </table:table-cell>
          <table:table-cell office:value-type="float" office:value="912" calcext:value-type="float">
            <text:p>9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ocytes_trisopterus_states_5b</text:p>
          </table:table-cell>
          <table:table-cell office:value-type="float" office:value="912" calcext:value-type="float">
            <text:p>9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ptical</text:p>
          </table:table-cell>
          <table:table-cell office:value-type="float" office:value="5620" calcext:value-type="float">
            <text:p>562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2536" calcext:value-type="float">
            <text:p>253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473" calcext:value-type="float">
            <text:p>54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digits</text:p>
          </table:table-cell>
          <table:table-cell office:value-type="float" office:value="10992" calcext:value-type="float">
            <text:p>1099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sburg-bridges-MATERIAL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burg-bridges-REL-L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burg-bridges-SPAN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burg-bridges-T-OR-D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sburg-bridges-TYPE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-margin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t-shape</text:p>
          </table:table-cell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t-texture</text:p>
          </table:table-cell>
          <table:table-cell office:value-type="float" office:value="1599" calcext:value-type="float">
            <text:p>159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st-operative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mary-tumor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ngnorm</text:p>
          </table:table-cell>
          <table:table-cell office:value-type="float" office:value="7400" calcext:value-type="float">
            <text:p>7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eds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eion</text:p>
          </table:table-cell>
          <table:table-cell office:value-type="float" office:value="1593" calcext:value-type="float">
            <text:p>159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float" office:value="683" calcext:value-type="float">
            <text:p>6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4601" calcext:value-type="float">
            <text:p>460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t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tf</text:p>
          </table:table-cell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log-australian-credit</text:p>
          </table:table-cell>
          <table:table-cell office:value-type="float" office:value="690" calcext:value-type="float">
            <text:p>69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log-german-credit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log-heart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log-image</text:p>
          </table:table-cell>
          <table:table-cell office:value-type="float" office:value="2310" calcext:value-type="float">
            <text:p>23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tlog-landsat</text:p>
          </table:table-cell>
          <table:table-cell office:value-type="float" office:value="6435" calcext:value-type="float">
            <text:p>643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tlog-shuttle</text:p>
          </table:table-cell>
          <table:table-cell office:value-type="float" office:value="58000" calcext:value-type="float">
            <text:p>58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tlog-vehicle</text:p>
          </table:table-cell>
          <table:table-cell office:value-type="float" office:value="846" calcext:value-type="float">
            <text:p>8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el-plates</text:p>
          </table:table-cell>
          <table:table-cell office:value-type="float" office:value="1941" calcext:value-type="float">
            <text:p>194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ynthetic-contro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aching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7200" calcext:value-type="float">
            <text:p>72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c-tac-toe</text:p>
          </table:table-cell>
          <table:table-cell office:value-type="float" office:value="958" calcext:value-type="float">
            <text:p>9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ins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7400" calcext:value-type="float">
            <text:p>7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tebral-column-2clas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tebral-column-3clases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l-following</text:p>
          </table:table-cell>
          <table:table-cell office:value-type="float" office:value="5456" calcext:value-type="float">
            <text:p>54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veform-noise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e-quality-red</text:p>
          </table:table-cell>
          <table:table-cell office:value-type="float" office:value="1599" calcext:value-type="float">
            <text:p>15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ne-quality-white</text:p>
          </table:table-cell>
          <table:table-cell office:value-type="float" office:value="4898" calcext:value-type="float">
            <text:p>48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16:18:52.685498164</dc:date>
    <meta:editing-duration>PT1M55S</meta:editing-duration>
    <meta:editing-cycles>1</meta:editing-cycles>
    <meta:document-statistic meta:table-count="1" meta:cell-count="488" meta:object-count="0"/>
    <meta:generator>LibreOffice/6.0.7.3$Linux_X86_64 LibreOffice_project/00m0$Build-3</meta:generator>
  </office:meta>
</office:document-meta>
</file>